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s/threads</text:p>
          </table:table-cell>
          <table:table-cell office:value-type="string" calcext:value-type="string">
            <text:p>Csharp-sync</text:p>
          </table:table-cell>
          <table:table-cell office:value-type="string" calcext:value-type="string">
            <text:p>Csharp-async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sharp-sync 1k</text:p>
          </table:table-cell>
          <table:table-cell office:value-type="string" calcext:value-type="string">
            <text:p>Csharp-async 1k</text:p>
          </table:table-cell>
          <table:table-cell office:value-type="string" calcext:value-type="string">
            <text:p>java 1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1" calcext:value-type="float">
            <text:p>4371</text:p>
          </table:table-cell>
          <table:table-cell office:value-type="float" office:value="4701" calcext:value-type="float">
            <text:p>4701</text:p>
          </table:table-cell>
          <table:table-cell office:value-type="float" office:value="4674" calcext:value-type="float">
            <text:p>4674</text:p>
          </table:table-cell>
          <table:table-cell office:value-type="float" office:value="644044" calcext:value-type="float">
            <text:p>644044</text:p>
          </table:table-cell>
          <table:table-cell office:value-type="float" office:value="659689" calcext:value-type="float">
            <text:p>6596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46" calcext:value-type="float">
            <text:p>8946</text:p>
          </table:table-cell>
          <table:table-cell office:value-type="float" office:value="9189" calcext:value-type="float">
            <text:p>9189</text:p>
          </table:table-cell>
          <table:table-cell office:value-type="float" office:value="7383" calcext:value-type="float">
            <text:p>7383</text:p>
          </table:table-cell>
          <table:table-cell office:value-type="float" office:value="1265414" calcext:value-type="float">
            <text:p>1265414</text:p>
          </table:table-cell>
          <table:table-cell office:value-type="float" office:value="1290774" calcext:value-type="float">
            <text:p>12907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75" calcext:value-type="float">
            <text:p>16975</text:p>
          </table:table-cell>
          <table:table-cell office:value-type="float" office:value="18341" calcext:value-type="float">
            <text:p>18341</text:p>
          </table:table-cell>
          <table:table-cell office:value-type="float" office:value="14190" calcext:value-type="float">
            <text:p>14190</text:p>
          </table:table-cell>
          <table:table-cell office:value-type="float" office:value="2402136" calcext:value-type="float">
            <text:p>2402136</text:p>
          </table:table-cell>
          <table:table-cell office:value-type="float" office:value="2437255" calcext:value-type="float">
            <text:p>24372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113" calcext:value-type="float">
            <text:p>31113</text:p>
          </table:table-cell>
          <table:table-cell office:value-type="float" office:value="34374" calcext:value-type="float">
            <text:p>34374</text:p>
          </table:table-cell>
          <table:table-cell office:value-type="float" office:value="30804" calcext:value-type="float">
            <text:p>30804</text:p>
          </table:table-cell>
          <table:table-cell office:value-type="float" office:value="3881136" calcext:value-type="float">
            <text:p>3881136</text:p>
          </table:table-cell>
          <table:table-cell office:value-type="float" office:value="3906509" calcext:value-type="float">
            <text:p>390650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407" calcext:value-type="float">
            <text:p>51407</text:p>
          </table:table-cell>
          <table:table-cell office:value-type="float" office:value="65489" calcext:value-type="float">
            <text:p>65489</text:p>
          </table:table-cell>
          <table:table-cell office:value-type="float" office:value="54366" calcext:value-type="float">
            <text:p>54366</text:p>
          </table:table-cell>
          <table:table-cell office:value-type="float" office:value="4841513" calcext:value-type="float">
            <text:p>4841513</text:p>
          </table:table-cell>
          <table:table-cell office:value-type="float" office:value="4838010" calcext:value-type="float">
            <text:p>483801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527" calcext:value-type="float">
            <text:p>77527</text:p>
          </table:table-cell>
          <table:table-cell office:value-type="float" office:value="96151" calcext:value-type="float">
            <text:p>96151</text:p>
          </table:table-cell>
          <table:table-cell office:value-type="float" office:value="96566" calcext:value-type="float">
            <text:p>96566</text:p>
          </table:table-cell>
          <table:table-cell office:value-type="float" office:value="5080682" calcext:value-type="float">
            <text:p>5080682</text:p>
          </table:table-cell>
          <table:table-cell office:value-type="float" office:value="5266524" calcext:value-type="float">
            <text:p>526652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416" calcext:value-type="float">
            <text:p>97416</text:p>
          </table:table-cell>
          <table:table-cell office:value-type="float" office:value="119098" calcext:value-type="float">
            <text:p>119098</text:p>
          </table:table-cell>
          <table:table-cell office:value-type="float" office:value="133826" calcext:value-type="float">
            <text:p>133826</text:p>
          </table:table-cell>
          <table:table-cell office:value-type="float" office:value="5119707" calcext:value-type="float">
            <text:p>5119707</text:p>
          </table:table-cell>
          <table:table-cell office:value-type="float" office:value="5298057" calcext:value-type="float">
            <text:p>529805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197" calcext:value-type="float">
            <text:p>90197</text:p>
          </table:table-cell>
          <table:table-cell office:value-type="float" office:value="148517" calcext:value-type="float">
            <text:p>148517</text:p>
          </table:table-cell>
          <table:table-cell office:value-type="float" office:value="132018" calcext:value-type="float">
            <text:p>132018</text:p>
          </table:table-cell>
          <table:table-cell office:value-type="float" office:value="5194598" calcext:value-type="float">
            <text:p>5194598</text:p>
          </table:table-cell>
          <table:table-cell office:value-type="float" office:value="5162370" calcext:value-type="float">
            <text:p>516237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8121" calcext:value-type="float">
            <text:p>78121</text:p>
          </table:table-cell>
          <table:table-cell office:value-type="float" office:value="160388" calcext:value-type="float">
            <text:p>160388</text:p>
          </table:table-cell>
          <table:table-cell office:value-type="float" office:value="157998" calcext:value-type="float">
            <text:p>157998</text:p>
          </table:table-cell>
          <table:table-cell office:value-type="float" office:value="4284966" calcext:value-type="float">
            <text:p>4284966</text:p>
          </table:table-cell>
          <table:table-cell office:value-type="float" office:value="5493260" calcext:value-type="float">
            <text:p>549326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159481" calcext:value-type="float">
            <text:p>159481</text:p>
          </table:table-cell>
          <table:table-cell office:value-type="float" office:value="172527" calcext:value-type="float">
            <text:p>172527</text:p>
          </table:table-cell>
          <table:table-cell/>
          <table:table-cell office:value-type="float" office:value="5552814" calcext:value-type="float">
            <text:p>555281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156961" calcext:value-type="float">
            <text:p>156961</text:p>
          </table:table-cell>
          <table:table-cell office:value-type="float" office:value="182358" calcext:value-type="float">
            <text:p>182358</text:p>
          </table:table-cell>
          <table:table-cell/>
          <table:table-cell office:value-type="float" office:value="5541528" calcext:value-type="float">
            <text:p>55415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3:03:24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22-07-21T13:19:20.723000000</dc:date>
    <meta:editing-duration>PT15M55S</meta:editing-duration>
    <meta:editing-cycles>2</meta:editing-cycles>
    <meta:document-statistic meta:table-count="1" meta:cell-count="69" meta:object-count="0"/>
  </office:meta>
</office:document-meta>
</file>